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fo:language="ru" fo:country="RU"/>
    </style:style>
    <style:style style:name="P9" style:family="paragraph" style:parent-style-name="Text_20_body" style:list-style-name="L6">
      <style:text-properties fo:language="ru" fo:country="RU"/>
    </style:style>
    <style:style style:name="P10" style:family="paragraph" style:parent-style-name="Text_20_body" style:list-style-name="L21">
      <style:text-properties fo:language="ru" fo:country="RU"/>
    </style:style>
    <style:style style:name="P11" style:family="paragraph" style:parent-style-name="Text_20_body" style:list-style-name="L22">
      <style:text-properties fo:language="ru" fo:country="RU"/>
    </style:style>
    <style:style style:name="P12" style:family="paragraph" style:parent-style-name="Text_20_body" style:list-style-name="L23">
      <style:text-properties fo:language="ru" fo:country="RU"/>
    </style:style>
    <style:style style:name="P13" style:family="paragraph" style:parent-style-name="Text_20_body" style:list-style-name="L24">
      <style:text-properties fo:language="ru" fo:country="RU"/>
    </style:style>
    <style:style style:name="P14" style:family="paragraph" style:parent-style-name="Text_20_body" style:list-style-name="L25">
      <style:text-properties fo:language="ru" fo:country="RU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1">
      <style:text-properties fo:background-color="#99ff66"/>
    </style:style>
    <style:style style:name="P32" style:family="paragraph" style:parent-style-name="Text_20_body" style:list-style-name="L1"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831795735087367538" text:style-name="L1">
        <text:list-item>
          <text:p text:style-name="P31">Есть у юнитов и уничтожаемых препятствий</text:p>
        </text:list-item>
        <text:list-item>
          <text:p text:style-name="P31">Если запас здоровья — 0, юнит считается погибшим</text:p>
        </text:list-item>
        <text:list-item>
          <text:p text:style-name="P31">пассивная регенерация не предусмотрена</text:p>
        </text:list-item>
        <text:list-item>
          <text:p text:style-name="P32">восстановление с помощью предметов и способностей</text:p>
        </text:list-item>
      </text:list>
      <text:p text:style-name="Text_20_body">2. Выносливость</text:p>
      <text:list xml:id="list216088276229771374" text:style-name="L2">
        <text:list-item>
          <text:p text:style-name="P4">есть у юнитов</text:p>
        </text:list-item>
        <text:list-item>
          <text:p text:style-name="P4">расходуется при использовании атак ближнего боя</text:p>
        </text:list-item>
        <text:list-item>
          <text:p text:style-name="P4">отнимается при получении некоторых видов атак</text:p>
        </text:list-item>
        <text:list-item>
          <text:p text:style-name="P4">если выносливость — 0, юнит оглушается</text:p>
        </text:list-item>
      </text:list>
      <text:p text:style-name="Text_20_body">3. Энергия</text:p>
      <text:list xml:id="list2568072476802812837" text:style-name="L3">
        <text:list-item>
          <text:p text:style-name="P5">есть у игрока и некоторых юнитов</text:p>
        </text:list-item>
        <text:list-item>
          <text:p text:style-name="P5">набирается при нанесении урона атаками ближнего боя</text:p>
        </text:list-item>
        <text:list-item>
          <text:p text:style-name="P5">используется для применения способностей</text:p>
        </text:list-item>
        <text:list-item>
          <text:p text:style-name="P5">также расходуется при получении урона, если у юнита экипирован «щит».</text:p>
        </text:list-item>
        <text:list-item>
          <text:p text:style-name="P5">Если игрок оглушается с 0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962335526170076341" text:style-name="L4">
        <text:list-item>
          <text:p text:style-name="P6">Персонаж передвигается в горизонтальной плоскости</text:p>
        </text:list-item>
      </text:list>
      <text:p text:style-name="Text_20_body">2. Прыжки</text:p>
      <text:list xml:id="list64476508652730242" text:style-name="L5">
        <text:list-item>
          <text:p text:style-name="P7"><text:soft-page-break/>Персонаж может прыгать, чтобы преодолевать препятствия</text:p>
        </text:list-item>
      </text:list>
      <text:p text:style-name="Text_20_body">3. Уклонение</text:p>
      <text:list xml:id="list4223042061346876041" text:style-name="L6">
        <text:list-item>
          <text:p text:style-name="P9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8701899927966627757" text:style-name="L7">
        <text:list-item>
          <text:p text:style-name="P15">две быстрых атаки</text:p>
        </text:list-item>
        <text:list-item>
          <text:p text:style-name="P15">способность — метнуть молнию</text:p>
        </text:list-item>
        <text:list-item>
          <text:p text:style-name="P15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271267130013803724" text:style-name="L8">
        <text:list-item>
          <text:p text:style-name="P16">стреляет очередями по 3 стрелы, всего 9 зарядов. </text:p>
        </text:list-item>
        <text:list-item>
          <text:p text:style-name="P16">Способность — взрывная стрела</text:p>
        </text:list-item>
        <text:list-item>
          <text:p text:style-name="P16">стрела медленно летит и взрывается, нанося урон по радиусу</text:p>
        </text:list-item>
      </text:list>
      <text:p text:style-name="Text_20_body">3. Большой ключ</text:p>
      <text:list xml:id="list5390627430237062522" text:style-name="L9">
        <text:list-item>
          <text:p text:style-name="P17">4 медленных атаки</text:p>
        </text:list-item>
        <text:list-item>
          <text:p text:style-name="P17">способность — вращение</text:p>
        </text:list-item>
        <text:list-item>
          <text:p text:style-name="P17">вращение наносит урон вокруг персонажа</text:p>
        </text:list-item>
      </text:list>
      <text:p text:style-name="Text_20_body">4. Ракетница</text:p>
      <text:list xml:id="list3438416796314260315" text:style-name="L10">
        <text:list-item>
          <text:p text:style-name="P18">стреляет ракетой, которая взрывается и наносит урон по области</text:p>
        </text:list-item>
        <text:list-item>
          <text:p text:style-name="P18">способность — ракетный прыжок</text:p>
        </text:list-item>
        <text:list-item>
          <text:p text:style-name="P18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7676027827572206999" text:style-name="L11">
        <text:list-item>
          <text:p text:style-name="P19">поглощает часть урона за счет энергии</text:p>
        </text:list-item>
      </text:list>
      <text:p text:style-name="Text_20_body">2. Бустер</text:p>
      <text:list xml:id="list3924889025569950976" text:style-name="L12">
        <text:list-item>
          <text:p text:style-name="P20">Позволяет применять «уклонение»</text:p>
        </text:list-item>
        <text:list-item>
          <text:p text:style-name="P20">Имеет несколько зарядов, которые восстанавливаются со временем</text:p>
        </text:list-item>
      </text:list>
      <text:h text:style-name="Heading_20_1" text:outline-level="1"><text:bookmark-start text:name="__RefHeading___Toc105_2205597813"/><text:soft-page-break/>Механики на уровнях<text:bookmark-end text:name="__RefHeading___Toc105_2205597813"/></text:h>
      <text:p text:style-name="Text_20_body">1. Подвижная платформа</text:p>
      <text:list xml:id="list2720315669557735264" text:style-name="L13">
        <text:list-item>
          <text:p text:style-name="P21">платформа движется по определенной траектории</text:p>
        </text:list-item>
        <text:list-item>
          <text:p text:style-name="P21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xml:id="list8344280227100287505" text:style-name="L14">
        <text:list-item>
          <text:p text:style-name="P22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523319019156583774" text:style-name="L15">
        <text:list-item>
          <text:p text:style-name="P23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4864639896356533084" text:style-name="L16">
        <text:list-item>
          <text:p text:style-name="P24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xml:id="list2203606103960847220" text:style-name="L17">
        <text:list-item>
          <text:p text:style-name="P25">При выполнении условия предмет на уровне меняет свое состояние</text:p>
        </text:list-item>
        <text:list-item>
          <text:p text:style-name="P25">Дверь открывается</text:p>
        </text:list-item>
        <text:list-item>
          <text:p text:style-name="P25">Запускаются платформы</text:p>
        </text:list-item>
        <text:list-item>
          <text:p text:style-name="P25">Меняются визуальные эффекты</text:p>
        </text:list-item>
        <text:list-item>
          <text:p text:style-name="P25">Выключаются ловушки</text:p>
        </text:list-item>
        <text:list-item>
          <text:p text:style-name="P25">и т. п.</text:p>
        </text:list-item>
      </text:list>
      <text:p text:style-name="Text_20_body">6. Дверь с проверкой предмета</text:p>
      <text:list xml:id="list1724942394423997257" text:style-name="L18">
        <text:list-item>
          <text:p text:style-name="P26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8161911657604291411" text:style-name="L19">
        <text:list-item>
          <text:p text:style-name="P27">Ловушки наносят урон игроку</text:p>
        </text:list-item>
        <text:list-item>
          <text:p text:style-name="P27"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3">8. Собираемые предметы</text:p>
      <text:list xml:id="list1163968122912084041" text:style-name="L20">
        <text:list-item>
          <text:p text:style-name="P28">На уровнях есть различные собираемые предметы:</text:p>
          <text:p text:style-name="P28">а) Предметы инвентаря (оружия, снаряжение). Предметы можно экипировать сразу или </text:p>
          <text:p text:style-name="P28">б) Пинапы (позы для просмотра в галерее)</text:p>
        </text:list-item>
      </text:list>
      <text:h text:style-name="Heading_20_1" text:outline-level="1"><text:bookmark-start text:name="__RefHeading___Toc107_2205597813"/><text:soft-page-break/>Юниты-враги<text:bookmark-end text:name="__RefHeading___Toc107_2205597813"/></text:h>
      <text:p text:style-name="P2">1. <text:span text:style-name="T2">Мини-бот</text:span></text:p>
      <text:list xml:id="list6908527438867329681" text:style-name="L21">
        <text:list-item>
          <text:p text:style-name="P10">Атакует в ближнем бою</text:p>
        </text:list-item>
        <text:list-item>
          <text:p text:style-name="P10">Способность — самоуничтожение. Взрывается на низком запасе здоровья, если его не добить</text:p>
        </text:list-item>
        <text:list-item>
          <text:p text:style-name="P10">Мелкий, берет количеством</text:p>
        </text:list-item>
      </text:list>
      <text:p text:style-name="P3">2. Бот</text:p>
      <text:list xml:id="list2748016217622106877" text:style-name="L22">
        <text:list-item>
          <text:p text:style-name="P11">Атакует в ближнем бою</text:p>
        </text:list-item>
        <text:list-item>
          <text:p text:style-name="P11">Способность — рывок. Прыгает к игроку, оглушает при попадании</text:p>
        </text:list-item>
        <text:list-item>
          <text:p text:style-name="P11">Медленные, сильные атаки. Медленно поворачивается</text:p>
        </text:list-item>
      </text:list>
      <text:p text:style-name="P3">3. Дрон-ассистент</text:p>
      <text:list xml:id="list8577133073512750195" text:style-name="L23">
        <text:list-item>
          <text:p text:style-name="P12">Атакует в дальнем бою</text:p>
        </text:list-item>
        <text:list-item>
          <text:p text:style-name="P12">Способность — ремонт. Восстанавливает здоровье юнитов поблизости</text:p>
        </text:list-item>
        <text:list-item>
          <text:p text:style-name="P12">Атаки отнимают выносливость и энергию, наносят минимальный урон</text:p>
        </text:list-item>
      </text:list>
      <text:p text:style-name="P3">4. Турель</text:p>
      <text:list xml:id="list4902910940694097297" text:style-name="L24">
        <text:list-item>
          <text:p text:style-name="P13">Атакует в дальнем бою</text:p>
        </text:list-item>
        <text:list-item>
          <text:p text:style-name="P13">Попадания отталкивают игрока</text:p>
        </text:list-item>
        <text:list-item>
          <text:p text:style-name="P29">Медленно поворачивается</text:p>
        </text:list-item>
      </text:list>
      <text:p text:style-name="Text_20_body">5. Босс — танк</text:p>
      <text:list xml:id="list2955504335370602224" text:style-name="L25">
        <text:list-item>
          <text:p text:style-name="P14">Две «фазы» боя:</text:p>
          <text:p text:style-name="P14">1) побег - «раннер». Нужно уворачиваться от препятствий и выстрелов, убегая от танка в течении некоторого времени.</text:p>
          <text:p text:style-name="P14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14">Атаки во время «раннера»:</text:p>
          <text:p text:style-name="P14">1) выстрел ракетой. Ракета летит по прямой траектории. Попадание наносит урон и оглушает.</text:p>
          <text:p text:style-name="P14">2) сбросить обломки — бросает обломки на пути игрока.</text:p>
        </text:list-item>
        <text:list-item>
          <text:p text:style-name="P14">Атаки во время боя:</text:p>
          <text:p text:style-name="P30">1) обстрел — стреляет по области медленно летящими ракетами. Наносит урон всем юнитам.</text:p>
          <text:p text:style-name="P30">2) отталкивание — отталкивает от себя игрока, спавнит разрушаемые препятствия</text:p>
          <text:p text:style-name="P30"><text:soft-page-break/>3) призыв помощи — призывает группу юнитов себе на помощ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09-17T17:19:04.19</dc:date>
    <meta:editing-duration>PT8H39M13S</meta:editing-duration>
    <meta:editing-cycles>7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10" meta:word-count="656" meta:character-count="4152"/>
  </office:meta>
</office:document-meta>
</file>